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 style:master-page-name="Standard">
      <style:paragraph-properties style:page-number="1" fo:break-before="auto" fo:break-after="auto"/>
    </style:style>
    <style:style style:name="P3" style:family="paragraph" style:parent-style-name="Title">
      <style:paragraph-properties fo:break-before="auto" fo:break-after="auto"/>
    </style:style>
    <style:style style:name="P4" style:family="paragraph" style:parent-style-name="Title">
      <style:paragraph-properties fo:text-align="center" style:justify-single-word="false" fo:break-before="auto" fo:break-aft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imlet’s Order List</text:p>
      <text:p text:style-name="P1"/>
      <text:p text:style-name="P1">7 Green Dragon Road - Mr. Piesmasher - rat, egg and soss </text:p>
      <text:p text:style-name="P1"/>
      <text:p text:style-name="P1">Park Lane Hotel, Room 48 - <text:s/>Mr Monger - 4 Rat on a stick</text:p>
      <text:p text:style-name="P1"/>
      <text:p text:style-name="P1">Burleigh &amp; StrongInTheArm, Street of Cunning Artificers - Mr. StrongInTheArm(Yes that one) - 20 rat &amp; ketchup. </text:p>
      <text:p text:style-name="P1"/>
      <text:p text:style-name="P1">3 Lawks Drift - Mr. StrongInTheArm(no relation) - 5 Rat pies</text:p>
      <text:p text:style-name="P1"/>
      <text:p text:style-name="P1">8 The Old Beff - Mr Bjornson - Rat &amp; ketchup</text:p>
      <text:p text:style-name="P1"/>
      <text:p text:style-name="P1">-5 losing place - Mr Thighbiter - Rat, beans and soss </text:p>
      <text:p text:style-name="P1"/>
      <text:p text:style-name="P1">7 Hide way - Mr. Anklecleaver - 2 Rat on a stick, 2 rat and soss, 1 rat pie. </text:p>
      <text:p text:style-name="P1"/>
      <text:p text:style-name="P1"/>
      <text:p text:style-name="P4"><text:bookmark text:name="_biooh27zu5aq"/></text:p>
      <text:p text:style-name="P4"><text:bookmark text:name="_to4xb4mgxrm2"/></text:p>
      <text:p text:style-name="P3"><text:bookmark text:name="_114yr5w28ct4"/></text:p>
      <text:p text:style-name="P4"><text:bookmark text:name="_ov2rmkyevtdi"/>Document 4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9" meta:word-count="100" meta:character-count="488" meta:non-whitespace-character-count="392"/>
    <meta:generator>LibreOfficeDev/6.0.5.2$Linux_X86_64 LibreOffice_project/</meta:generator>
  </office:meta>
</office:document-meta>
</file>